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Zuprüfendepunkte" style:family="table">
      <style:table-properties style:width="17cm" table:align="margins"/>
    </style:style>
    <style:style style:name="Zuprüfendepunkte.A" style:family="table-column">
      <style:table-column-properties style:column-width="5.667cm" style:rel-column-width="21845*"/>
    </style:style>
    <style:style style:name="Zuprüfendepunkte.A1" style:family="table-cell">
      <style:table-cell-properties style:writing-mode="page"/>
    </style:style>
    <style:style style:name="P1" style:family="paragraph" style:parent-style-name="Standard">
      <style:text-properties officeooo:rsid="0013a300" officeooo:paragraph-rsid="0013a300"/>
    </style:style>
    <style:style style:name="P2" style:family="paragraph" style:parent-style-name="Standard">
      <style:text-properties officeooo:rsid="0013123d" officeooo:paragraph-rsid="0013123d"/>
    </style:style>
    <style:style style:name="P3" style:family="paragraph" style:parent-style-name="Table_20_Heading">
      <style:text-properties officeooo:rsid="0011b5d2" officeooo:paragraph-rsid="0011b5d2"/>
    </style:style>
    <style:style style:name="P4" style:family="paragraph" style:parent-style-name="Table_20_Contents">
      <style:text-properties officeooo:rsid="001393bf" officeooo:paragraph-rsid="001393bf"/>
    </style:style>
    <style:style style:name="P5" style:family="paragraph" style:parent-style-name="Table_20_Contents">
      <style:text-properties officeooo:rsid="00163b26" officeooo:paragraph-rsid="00163b26"/>
    </style:style>
    <style:style style:name="T1" style:family="text">
      <style:text-properties officeooo:rsid="00124d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undlage dieser Checklist ist das Dokument „SYS.1.<text:span text:style-name="T1">3</text:span> Server <text:span text:style-name="T1">unter Linux und Unix</text:span>“ des BSI Grundschutzhandbuchs.</text:p>
      <text:p text:style-name="P1">Hier geht es um die allgemeinen Sicherheitsrichtlinien für den Betrieb eines Linux-Servers.</text:p>
      <table:table table:name="Zuprüfendepunkte" table:style-name="Zuprüfendepunkte">
        <table:table-column table:style-name="Zuprüfendepunkte.A" table:number-columns-repeated="3"/>
        <table:table-header-rows>
          <table:table-row>
            <table:table-cell table:style-name="Zuprüfendepunkte.A1" office:value-type="string">
              <text:p text:style-name="P3">Zu prüfende Einstellung</text:p>
            </table:table-cell>
            <table:table-cell table:style-name="Zuprüfendepunkte.A1" office:value-type="string">
              <text:p text:style-name="P3">Soll</text:p>
            </table:table-cell>
            <table:table-cell table:style-name="Zuprüfendepunkte.A1" office:value-type="string">
              <text:p text:style-name="P3">Ist</text:p>
            </table:table-cell>
          </table:table-row>
        </table:table-header-rows>
        <table:table-row>
          <table:table-cell table:style-name="Zuprüfendepunkte.A1" office:value-type="string">
            <text:p text:style-name="P4">Installation von zusätzlicher Software</text:p>
          </table:table-cell>
          <table:table-cell table:style-name="Zuprüfendepunkte.A1" office:value-type="string">
            <text:p text:style-name="P4">Es sollte eine Liste geben, mit Mitarbeitern, die berechtigt sind, Software zu installieren</text:p>
          </table:table-cell>
          <table:table-cell table:style-name="Zuprüfendepunkte.A1" office:value-type="string">
            <text:p text:style-name="Table_20_Contents"/>
          </table:table-cell>
        </table:table-row>
        <table:table-row>
          <table:table-cell table:style-name="Zuprüfendepunkte.A1" office:value-type="string">
            <text:p text:style-name="P4">Installationsarten</text:p>
          </table:table-cell>
          <table:table-cell table:style-name="Zuprüfendepunkte.A1" office:value-type="string">
            <text:p text:style-name="P4">Werden nur Pakete aus Repositories installiert muss sichergestellt werden, das die gpg-keys der Repositories aktuell sind. Wird Software selber kompiliert, sollte der Vorgang genau <text:s/>dokumentiert sein und immer mehr als eine Person in der Lage sein, die Software zu aktualisieren.</text:p>
          </table:table-cell>
          <table:table-cell table:style-name="Zuprüfendepunkte.A1" office:value-type="string">
            <text:p text:style-name="Table_20_Contents"/>
          </table:table-cell>
        </table:table-row>
        <table:table-row>
          <table:table-cell table:style-name="Zuprüfendepunkte.A1" office:value-type="string">
            <text:p text:style-name="P4">Lokale Benutzer und Gruppen</text:p>
          </table:table-cell>
          <table:table-cell table:style-name="Zuprüfendepunkte.A1" office:value-type="string">
            <text:p text:style-name="P4">Lokale Benutzer und Gruppen sollten immer nur für Dienste angelegt werden. Es soll immer einen lokalen Benutzer mit sudo-Rechten geben, der beim Ausfall des Netzwerks Zugriff auf das System hat. Lokaler Benutzer und Gruppen sollten immer mit den dafür vorgesehen Werkzeugen durchgeführt werden und nicht durch das Editieren der Dateinen /etc/passwd und /etc/group </text:p>
          </table:table-cell>
          <table:table-cell table:style-name="Zuprüfendepunkte.A1" office:value-type="string">
            <text:p text:style-name="Table_20_Contents"/>
          </table:table-cell>
        </table:table-row>
        <table:table-row>
          <table:table-cell table:style-name="Zuprüfendepunkte.A1" office:value-type="string">
            <text:p text:style-name="P4">Zugriff auf den Sever via ssh</text:p>
          </table:table-cell>
          <table:table-cell table:style-name="Zuprüfendepunkte.A1" office:value-type="string">
            <text:p text:style-name="P4">Der Zugiff auf die Server sollte nur mittels ssh möglich sein. Für die Authentifizierung sollten mindestens Zertifikate (Schlüssel) genutzt werden. Die Anmeldung mittels Passwort sollte verhindert werden. Der direkte Zugriff als root muss untersagt sein. Die Verwendung von 2FA ist zu empfehlen.</text:p>
          </table:table-cell>
          <table:table-cell table:style-name="Zuprüfendepunkte.A1" office:value-type="string">
            <text:p text:style-name="Table_20_Contents"/>
          </table:table-cell>
        </table:table-row>
        <table:table-row>
          <table:table-cell table:style-name="Zuprüfendepunkte.A1" office:value-type="string">
            <text:p text:style-name="P4">Nutzung von AppArmor</text:p>
          </table:table-cell>
          <table:table-cell table:style-name="Zuprüfendepunkte.A1" office:value-type="string">
            <text:p text:style-name="P4">Dienst wie der Bind9 sollten mit AppArmor in einer festen Umgebung laufen</text:p>
          </table:table-cell>
          <table:table-cell table:style-name="Zuprüfendepunkte.A1" office:value-type="string">
            <text:p text:style-name="Table_20_Contents"/>
          </table:table-cell>
        </table:table-row>
        <table:table-row>
          <table:table-cell table:style-name="Zuprüfendepunkte.A1" office:value-type="string">
            <text:p text:style-name="P5">IP-Konfiguration</text:p>
          </table:table-cell>
          <table:table-cell table:style-name="Zuprüfendepunkte.A1" office:value-type="string">
            <text:p text:style-name="P5">Es sollten nur die benötigten Netzwerkprotokolle vorhanden sein. Auch sollte darauf geachtet werden, dass keine IP-Adressen eingerichtet wurden, die nicht verwendet werden. </text:p>
          </table:table-cell>
          <table:table-cell table:style-name="Zuprüfendepunkte.A1" office:value-type="string">
            <text:p text:style-name="Table_20_Contents"/>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17:22:13.137848456</meta:creation-date>
    <meta:generator>LibreOffice/24.2.6.2$Linux_X86_64 LibreOffice_project/420$Build-2</meta:generator>
    <dc:date>2024-10-31T11:55:52.470041972</dc:date>
    <meta:editing-duration>PT40M49S</meta:editing-duration>
    <meta:editing-cycles>4</meta:editing-cycles>
    <meta:document-statistic meta:table-count="1" meta:image-count="0" meta:object-count="0" meta:page-count="1" meta:paragraph-count="17" meta:word-count="233" meta:character-count="1655" meta:non-whitespace-character-count="1436"/>
  </office:meta>
</office:document-meta>
</file>